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400000102667F11A3.png" manifest:media-type="image/png"/>
  <manifest:file-entry manifest:full-path="Pictures/10000000000000DC0000009CE4864E3B.png" manifest:media-type="image/png"/>
  <manifest:file-entry manifest:full-path="Pictures/10000001000004B0000003CA5ABD496A.png" manifest:media-type="image/png"/>
  <manifest:file-entry manifest:full-path="Pictures/100000010000004D000000565B0CA3BF.png" manifest:media-type="image/png"/>
  <manifest:file-entry manifest:full-path="Pictures/10000000000004750000011811A3ED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2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3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a57a7" officeooo:paragraph-rsid="0038c5a4" style:language-asian="gl" style:country-asian="ES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b3fe3" officeooo:paragraph-rsid="002b3fe3" style:language-asian="gl" style:country-asian="ES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top="0cm" fo:margin-bottom="0.212cm" style:contextual-spacing="false"/>
      <style:text-properties style:font-name="Arial" fo:font-weight="normal" officeooo:paragraph-rsid="0038c5a4"/>
    </style:style>
    <style:style style:name="P6" style:family="paragraph" style:parent-style-name="Standard" style:list-style-name="L1">
      <style:paragraph-properties fo:margin-top="0cm" fo:margin-bottom="0.212cm" style:contextual-spacing="false"/>
      <style:text-properties style:font-name="Arial" fo:font-weight="normal" officeooo:rsid="0038c5a4" officeooo:paragraph-rsid="0038c5a4"/>
    </style:style>
    <style:style style:name="P7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6b948" officeooo:paragraph-rsid="0026b948" style:language-asian="gl" style:country-asian="ES" style:font-weight-asian="normal" style:font-size-complex="12pt" style:font-weight-complex="normal"/>
    </style:style>
    <style:style style:name="P8" style:family="paragraph" style:parent-style-name="Heading_20_3" style:list-style-name="L1">
      <style:paragraph-properties fo:margin-top="0cm" fo:margin-bottom="0.212cm" style:contextual-spacing="false"/>
      <style:text-properties style:font-name="Arial" fo:language="gl" fo:country="ES" fo:font-weight="normal" officeooo:rsid="00215a14" officeooo:paragraph-rsid="00215a14" style:language-asian="gl" style:country-asian="ES" style:font-weight-asian="normal" style:font-size-complex="12pt" style:font-weight-complex="normal"/>
    </style:style>
    <style:style style:name="T1" style:family="text">
      <style:text-properties officeooo:rsid="001a7aa0"/>
    </style:style>
    <style:style style:name="T2" style:family="text">
      <style:text-properties officeooo:rsid="0038c5a4"/>
    </style:style>
    <style:style style:name="T3" style:family="text">
      <style:text-properties fo:language="gl" fo:country="ES" officeooo:rsid="0038c5a4" style:language-asian="gl" style:country-asian="ES" style:font-weight-asian="normal" style:font-size-complex="12pt" style:font-weight-complex="normal"/>
    </style:style>
    <style:style style:name="T4" style:family="text">
      <style:text-properties fo:color="#008000" loext:opacity="100%" style:font-name="monospace" fo:font-size="10.5pt" fo:language="gl" fo:country="ES" fo:background-color="#f7f7f7" loext:char-shading-value="0" style:language-asian="gl" style:country-asian="ES" style:font-weight-asian="normal" style:font-size-complex="12pt" style:font-weight-complex="normal"/>
    </style:style>
    <style:style style:name="T5" style:family="text">
      <style:text-properties fo:color="#008000" loext:opacity="100%" style:font-name="monospace" fo:font-size="10.5pt" fo:language="gl" fo:country="ES" officeooo:rsid="0038c5a4" fo:background-color="#f7f7f7" loext:char-shading-value="0" style:language-asian="gl" style:country-asian="ES" style:font-weight-asian="normal" style:font-size-complex="12pt" style:font-weight-complex="normal"/>
    </style:style>
    <style:style style:name="T6" style:family="text">
      <style:text-properties fo:language="gl" fo:country="ES" style:language-asian="gl" style:country-asian="ES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<text:span text:style-name="T1">usca en Internet información sobre estas cuestiones:</text:span></text:p>
      <text:p text:style-name="P2"/>
      <text:list text:style-name="L1">
        <text:list-item>
          <text:p text:style-name="P3">A tu disposición tienes un modelo de Aprendizaje Automático <text:span text:style-name="T2">No Supervisado por Asociación con un dataset descargado de Kaggle, llamado pima-indians-diabetes-database.</text:span></text:p>
        </text:list-item>
        <text:list-item>
          <text:p text:style-name="P4">A tu disposición en la aplicación tienes varios parámetros que puedes cambiar para comprobar sus resultados gráficos:</text:p>
          <text:list>
            <text:list-item>
              <text:p text:style-name="P5"><text:span text:style-name="T3">Parámetros de la función Apriori: </text:span><text:span text:style-name="T4">min_support,</text:span><text:span text:style-name="T5">max_len</text:span></text:p>
            </text:list-item>
            <text:list-item>
              <text:p text:style-name="P5"><text:span text:style-name="T3">Parámetros de la función association_rules: </text:span><text:span text:style-name="T5">metric</text:span><text:span text:style-name="T3">, </text:span><text:span text:style-name="T4">min_threshold</text:span></text:p>
            </text:list-item>
            <text:list-item>
              <text:p text:style-name="P6"><text:span text:style-name="T6">Creación de reglas de filtrado: Paso 8</text:span></text:p>
            </text:list-item>
          </text:list>
        </text:list-item>
        <text:list-item>
          <text:p text:style-name="P7">Cambia algunos de los valores en los campos anteriores y observa el resultado. Guarda varias imágenes de los cambios efectuados y de gráfico asociado.</text:p>
          <text:list>
            <text:list-item>
              <text:list>
                <text:list-header>
                  <text:h text:style-name="P8" text:outline-level="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Table_20_Contents">
      <style:text-properties fo:font-size="6pt" style:font-size-asian="6pt"/>
    </style:style>
    <style:style style:name="M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Table_20_Contents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667F11A3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E4864E3B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5B0CA3BF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11A3ED6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1"><text:s text:c="10"/></text:span><draw:frame draw:style-name="Mfr1" draw:name="Imagen 1" text:anchor-type="as-char" svg:width="1.87cm" svg:height="1.512cm" draw:z-index="4"><draw:image xlink:href="Pictures/10000001000004B0000003CA5ABD496A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4.6. Modelo de Aprendizaje No Supervisado por Asociación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33</meta:editing-cycles>
    <meta:print-date>2021-11-03T13:31:00</meta:print-date>
    <meta:creation-date>2021-11-03T13:31:00</meta:creation-date>
    <dc:date>2025-03-12T18:06:37.236000000</dc:date>
    <meta:editing-duration>PT2H47M32S</meta:editing-duration>
    <meta:generator>LibreOffice/24.8.5.2$Windows_X86_64 LibreOffice_project/fddf2685c70b461e7832239a0162a77216259f22</meta:generator>
    <meta:document-statistic meta:table-count="1" meta:image-count="5" meta:object-count="0" meta:page-count="1" meta:paragraph-count="19" meta:word-count="127" meta:character-count="858" meta:non-whitespace-character-count="741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